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P8"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9"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10"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11"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12"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1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14"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15"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16"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17"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18"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19" style:family="paragraph" style:parent-style-name="Standard">
      <style:paragraph-properties fo:margin-top="0in" fo:margin-bottom="0in" style:contextual-spacing="false"/>
    </style:style>
    <style:style style:name="P20" style:family="paragraph" style:parent-style-name="Standard">
      <style:paragraph-properties fo:margin-top="0in" fo:margin-bottom="0in" style:contextual-spacing="false"/>
      <style:text-properties officeooo:paragraph-rsid="00310fd2"/>
    </style:style>
    <style:style style:name="P21" style:family="paragraph" style:parent-style-name="Standard">
      <style:text-properties officeooo:paragraph-rsid="00310fd2"/>
    </style:style>
    <style:style style:name="P22" style:family="paragraph" style:parent-style-name="Standard">
      <style:paragraph-properties fo:margin-top="0in" fo:margin-bottom="0in" style:contextual-spacing="false"/>
      <style:text-properties style:use-window-font-color="true" loext:opacity="0%"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3" style:family="paragraph" style:parent-style-name="Standard">
      <style:text-properties officeooo:paragraph-rsid="001d6d97"/>
    </style:style>
    <style:style style:name="P24" style:family="paragraph" style:parent-style-name="Standard">
      <style:text-properties officeooo:paragraph-rsid="00251f40"/>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style:font-name="Times New Roman" fo:font-size="12pt" officeooo:paragraph-rsid="004140dd" style:font-size-asian="12pt" style:font-size-complex="12pt"/>
    </style:style>
    <style:style style:name="P27" style:family="paragraph" style:parent-style-name="Standard">
      <style:text-properties style:font-name="Times New Roman" fo:font-size="12pt" officeooo:rsid="003c0546" style:font-size-asian="12pt" style:font-size-complex="12pt"/>
    </style:style>
    <style:style style:name="P28" style:family="paragraph" style:parent-style-name="Standard">
      <style:text-properties style:font-name="Times New Roman" fo:font-size="12pt" officeooo:rsid="0032d103" officeooo:paragraph-rsid="0032d103" style:font-size-asian="12pt" style:font-size-complex="12pt"/>
    </style:style>
    <style:style style:name="P29" style:family="paragraph" style:parent-style-name="Standard">
      <style:text-properties officeooo:rsid="003b4345" officeooo:paragraph-rsid="003b4345"/>
    </style:style>
    <style:style style:name="P30" style:family="paragraph" style:parent-style-name="Standard">
      <style:text-properties officeooo:rsid="003b4345" officeooo:paragraph-rsid="003ee4b7"/>
    </style:style>
    <style:style style:name="P31" style:family="paragraph" style:parent-style-name="Standard">
      <style:text-properties officeooo:rsid="00370040" officeooo:paragraph-rsid="002fe014"/>
    </style:style>
    <style:style style:name="P32" style:family="paragraph" style:parent-style-name="Standard">
      <style:text-properties officeooo:rsid="00361fa8" officeooo:paragraph-rsid="00361fa8"/>
    </style:style>
    <style:style style:name="P33" style:family="paragraph" style:parent-style-name="Standard">
      <style:text-properties officeooo:rsid="001f2b73" officeooo:paragraph-rsid="00365767"/>
    </style:style>
    <style:style style:name="P34" style:family="paragraph" style:parent-style-name="Standard">
      <style:text-properties officeooo:rsid="001f30b6" officeooo:paragraph-rsid="001f30b6"/>
    </style:style>
    <style:style style:name="P35" style:family="paragraph" style:parent-style-name="Standard">
      <style:text-properties officeooo:rsid="0020427a" officeooo:paragraph-rsid="0020427a"/>
    </style:style>
    <style:style style:name="P36" style:family="paragraph" style:parent-style-name="Standard">
      <style:paragraph-properties fo:margin-left="0in" fo:margin-right="0in" fo:text-indent="0in" style:auto-text-indent="false"/>
      <style:text-properties officeooo:rsid="0020427a" officeooo:paragraph-rsid="0020427a"/>
    </style:style>
    <style:style style:name="P37" style:family="paragraph" style:parent-style-name="Standard">
      <style:paragraph-properties fo:margin-left="0.5in" fo:margin-right="0in" fo:text-indent="0in" style:auto-text-indent="false"/>
      <style:text-properties officeooo:rsid="0020427a" officeooo:paragraph-rsid="0038076c"/>
    </style:style>
    <style:style style:name="P38" style:family="paragraph" style:parent-style-name="Standard">
      <style:paragraph-properties fo:margin-left="0in" fo:margin-right="0in" fo:text-indent="0in" style:auto-text-indent="false"/>
      <style:text-properties officeooo:rsid="0020427a" officeooo:paragraph-rsid="00225598"/>
    </style:style>
    <style:style style:name="P39" style:family="paragraph" style:parent-style-name="Standard">
      <style:text-properties officeooo:rsid="0020b16a" officeooo:paragraph-rsid="0020b16a"/>
    </style:style>
    <style:style style:name="P40" style:family="paragraph" style:parent-style-name="Standard">
      <style:text-properties officeooo:paragraph-rsid="00225598"/>
    </style:style>
    <style:style style:name="P41" style:family="paragraph" style:parent-style-name="Standard">
      <style:text-properties officeooo:rsid="0022798e" officeooo:paragraph-rsid="0022798e"/>
    </style:style>
    <style:style style:name="P42" style:family="paragraph" style:parent-style-name="Standard">
      <style:text-properties officeooo:rsid="0022798e" officeooo:paragraph-rsid="00230712"/>
    </style:style>
    <style:style style:name="P43" style:family="paragraph" style:parent-style-name="Standard">
      <style:text-properties officeooo:rsid="0022798e" officeooo:paragraph-rsid="00260e30"/>
    </style:style>
    <style:style style:name="P44" style:family="paragraph" style:parent-style-name="Standard">
      <style:text-properties officeooo:rsid="0022798e" officeooo:paragraph-rsid="00296010"/>
    </style:style>
    <style:style style:name="P45" style:family="paragraph" style:parent-style-name="Standard">
      <style:text-properties officeooo:rsid="0022798e" officeooo:paragraph-rsid="00265e4e"/>
    </style:style>
    <style:style style:name="P46" style:family="paragraph" style:parent-style-name="Standard">
      <style:text-properties officeooo:rsid="00288362" officeooo:paragraph-rsid="00288362"/>
    </style:style>
    <style:style style:name="P47" style:family="paragraph" style:parent-style-name="Standard">
      <style:text-properties officeooo:rsid="0032d7f2" officeooo:paragraph-rsid="002fe014"/>
    </style:style>
    <style:style style:name="P48" style:family="paragraph" style:parent-style-name="Standard">
      <style:text-properties officeooo:rsid="0034a889" officeooo:paragraph-rsid="002fe014"/>
    </style:style>
    <style:style style:name="P49" style:family="paragraph" style:parent-style-name="Standard">
      <style:text-properties officeooo:rsid="0034dbcc" officeooo:paragraph-rsid="002fe014"/>
    </style:style>
    <style:style style:name="P50" style:family="paragraph" style:parent-style-name="Standard">
      <style:text-properties officeooo:rsid="0035b71e" officeooo:paragraph-rsid="002fe014"/>
    </style:style>
    <style:style style:name="P51" style:family="paragraph" style:parent-style-name="Standard">
      <style:text-properties officeooo:rsid="004b022b" officeooo:paragraph-rsid="002fe014"/>
    </style:style>
    <style:style style:name="P52" style:family="paragraph" style:parent-style-name="Standard">
      <style:text-properties officeooo:paragraph-rsid="002fe014"/>
    </style:style>
    <style:style style:name="P53" style:family="paragraph" style:parent-style-name="Standard">
      <style:text-properties officeooo:rsid="00365767" officeooo:paragraph-rsid="00365767"/>
    </style:style>
    <style:style style:name="P54" style:family="paragraph" style:parent-style-name="Standard">
      <style:text-properties officeooo:rsid="003db118" officeooo:paragraph-rsid="003db118"/>
    </style:style>
    <style:style style:name="P55" style:family="paragraph" style:parent-style-name="Standard">
      <style:text-properties officeooo:rsid="003f177f" officeooo:paragraph-rsid="003f177f"/>
    </style:style>
    <style:style style:name="P56" style:family="paragraph" style:parent-style-name="Standard">
      <style:text-properties officeooo:paragraph-rsid="00431b24"/>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Caption">
      <style:paragraph-properties fo:text-align="justify" style:justify-single-word="false"/>
      <style:text-properties officeooo:paragraph-rsid="00251f40"/>
    </style:style>
    <style:style style:name="P59" style:family="paragraph" style:parent-style-name="Caption">
      <style:paragraph-properties fo:text-align="justify" style:justify-single-word="false"/>
      <style:text-properties officeooo:paragraph-rsid="0025c567"/>
    </style:style>
    <style:style style:name="P60" style:family="paragraph" style:parent-style-name="Contents_20_4">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Standard">
      <style:paragraph-properties fo:break-before="page"/>
      <style:text-properties officeooo:paragraph-rsid="004ddbfe"/>
    </style:style>
    <style:style style:name="P65" style:family="paragraph" style:parent-style-name="Heading_20_1" style:master-page-name="First_20_Page">
      <style:paragraph-properties style:page-number="auto"/>
    </style:style>
    <style:style style:name="P66" style:family="paragraph" style:parent-style-name="Heading_20_2">
      <style:text-properties officeooo:rsid="001bfdc9" officeooo:paragraph-rsid="00310fd2"/>
    </style:style>
    <style:style style:name="P67" style:family="paragraph" style:parent-style-name="Heading_20_3">
      <style:text-properties officeooo:rsid="001bfdc9" officeooo:paragraph-rsid="001bfdc9"/>
    </style:style>
    <style:style style:name="P68" style:family="paragraph" style:parent-style-name="Heading_20_3">
      <style:text-properties officeooo:rsid="0020427a" officeooo:paragraph-rsid="0020427a"/>
    </style:style>
    <style:style style:name="P69" style:family="paragraph" style:parent-style-name="Heading_20_3">
      <style:text-properties officeooo:rsid="0022798e"/>
    </style:style>
    <style:style style:name="P70" style:family="paragraph" style:parent-style-name="Heading_20_3">
      <style:text-properties officeooo:rsid="00230712" officeooo:paragraph-rsid="00230712"/>
    </style:style>
    <style:style style:name="P71" style:family="paragraph" style:parent-style-name="Heading_20_3">
      <style:text-properties officeooo:rsid="0023e9af" officeooo:paragraph-rsid="0023e9af"/>
    </style:style>
    <style:style style:name="P72" style:family="paragraph" style:parent-style-name="Heading_20_3">
      <style:text-properties officeooo:rsid="00260e30" officeooo:paragraph-rsid="00260e30"/>
    </style:style>
    <style:style style:name="P73" style:family="paragraph" style:parent-style-name="Heading_20_3">
      <style:text-properties officeooo:rsid="00265e4e" officeooo:paragraph-rsid="00265e4e"/>
    </style:style>
    <style:style style:name="P74" style:family="paragraph" style:parent-style-name="Heading_20_3">
      <style:text-properties officeooo:rsid="0032d7f2" officeooo:paragraph-rsid="002fe014"/>
    </style:style>
    <style:style style:name="P75" style:family="paragraph" style:parent-style-name="Heading_20_3">
      <style:text-properties officeooo:rsid="0034a889" officeooo:paragraph-rsid="002fe014"/>
    </style:style>
    <style:style style:name="P76" style:family="paragraph" style:parent-style-name="Heading_20_3">
      <style:text-properties officeooo:rsid="0034dbcc" officeooo:paragraph-rsid="002fe014"/>
    </style:style>
    <style:style style:name="P77" style:family="paragraph" style:parent-style-name="Heading_20_3">
      <style:text-properties officeooo:rsid="00354014" officeooo:paragraph-rsid="002fe014"/>
    </style:style>
    <style:style style:name="P78" style:family="paragraph" style:parent-style-name="Heading_20_3">
      <style:text-properties officeooo:rsid="0035b71e" officeooo:paragraph-rsid="002fe014"/>
    </style:style>
    <style:style style:name="P79" style:family="paragraph" style:parent-style-name="Heading_20_3">
      <style:text-properties officeooo:rsid="003b4345" officeooo:paragraph-rsid="003b4345"/>
    </style:style>
    <style:style style:name="P80" style:family="paragraph" style:parent-style-name="Heading_20_3">
      <style:text-properties officeooo:rsid="00361fa8" officeooo:paragraph-rsid="00361fa8"/>
    </style:style>
    <style:style style:name="P81" style:family="paragraph" style:parent-style-name="Heading_20_3">
      <style:text-properties officeooo:rsid="00370040" officeooo:paragraph-rsid="002fe014"/>
    </style:style>
    <style:style style:name="P82" style:family="paragraph" style:parent-style-name="Standard" style:list-style-name="L1"/>
    <style:style style:name="P83" style:family="paragraph" style:parent-style-name="Standard" style:list-style-name="L2">
      <style:text-properties officeooo:paragraph-rsid="00310fd2"/>
    </style:style>
    <style:style style:name="P84" style:family="paragraph" style:parent-style-name="Standard" style:list-style-name="L3">
      <style:text-properties officeooo:rsid="00365767" officeooo:paragraph-rsid="00365767"/>
    </style:style>
    <style:style style:name="P85" style:family="paragraph" style:parent-style-name="Standard" style:list-style-name="L4">
      <style:text-properties officeooo:rsid="00365767" officeooo:paragraph-rsid="00365767"/>
    </style:style>
    <style:style style:name="P86" style:family="paragraph" style:parent-style-name="Standard" style:list-style-name="L5">
      <style:paragraph-properties fo:margin-top="0in" fo:margin-bottom="0.0598in" style:contextual-spacing="false"/>
      <style:text-properties officeooo:rsid="00365767" officeooo:paragraph-rsid="00365767"/>
    </style:style>
    <style:style style:name="P87" style:family="paragraph" style:parent-style-name="Standard" style:list-style-name="L5">
      <style:paragraph-properties fo:margin-top="0in" fo:margin-bottom="0.0598in" style:contextual-spacing="false"/>
      <style:text-properties officeooo:rsid="001f2b73" officeooo:paragraph-rsid="001f2b73"/>
    </style:style>
    <style:style style:name="P88" style:family="paragraph" style:parent-style-name="Standard" style:list-style-name="L6">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89"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90" style:family="paragraph" style:parent-style-name="Standard" style:list-style-name="L6">
      <style:text-properties style:font-name="Times New Roman" fo:font-size="12pt" style:font-size-asian="12pt" style:font-size-complex="12pt"/>
    </style:style>
    <style:style style:name="P91" style:family="paragraph" style:parent-style-name="Standard" style:list-style-name="L7">
      <style:paragraph-properties fo:margin-top="0in" fo:margin-bottom="0.0598in" style:contextual-spacing="false"/>
      <style:text-properties style:font-name="Times New Roman" fo:font-size="12pt" officeooo:paragraph-rsid="0032d103" style:font-size-asian="12pt" style:font-size-complex="12pt"/>
    </style:style>
    <style:style style:name="P92" style:family="paragraph" style:parent-style-name="Standard" style:list-style-name="L7">
      <style:paragraph-properties fo:margin-top="0in" fo:margin-bottom="0.0598in" style:contextual-spacing="false"/>
      <style:text-properties style:font-name="Times New Roman" fo:font-size="12pt" style:font-size-asian="12pt" style:font-size-complex="12pt"/>
    </style:style>
    <style:style style:name="P93" style:family="paragraph" style:parent-style-name="Standard" style:list-style-name="L7">
      <style:text-properties fo:color="#1a1a1a" loext:opacity="100%" style:text-outline="false" style:font-name="Times New Roman" fo:font-size="12pt" fo:letter-spacing="normal" officeooo:rsid="0032d103" officeooo:paragraph-rsid="0032d103" style:letter-kerning="false" style:font-size-asian="12pt" style:font-size-complex="12pt"/>
    </style:style>
    <style:style style:name="P94" style:family="paragraph" style:parent-style-name="Standard" style:list-style-name="L8"/>
    <style:style style:name="P95" style:family="paragraph" style:parent-style-name="Standard" style:list-style-name="L9"/>
    <style:style style:name="P96" style:family="paragraph" style:parent-style-name="Standard" style:list-style-name="L10">
      <style:text-properties officeooo:rsid="00431b24" officeooo:paragraph-rsid="00431b24"/>
    </style:style>
    <style:style style:name="P97" style:family="paragraph" style:parent-style-name="Standard" style:list-style-name="L10">
      <style:text-properties officeooo:rsid="00431b24" officeooo:paragraph-rsid="0043b499"/>
    </style:style>
    <style:style style:name="P98" style:family="paragraph" style:parent-style-name="Standard" style:list-style-name="L10">
      <style:text-properties officeooo:rsid="0043b499" officeooo:paragraph-rsid="0043b499"/>
    </style:style>
    <style:style style:name="P99" style:family="paragraph" style:parent-style-name="Standard">
      <style:text-properties officeooo:paragraph-rsid="002fe014"/>
    </style:style>
    <style:style style:name="P100" style:family="paragraph" style:parent-style-name="Standard">
      <style:text-properties officeooo:rsid="005044ab" officeooo:paragraph-rsid="005044ab"/>
    </style:style>
    <style:style style:name="T1" style:family="text">
      <style:text-properties fo:font-size="8pt" officeooo:rsid="0016888d" style:font-size-asian="8pt" style:font-size-complex="8pt"/>
    </style:style>
    <style:style style:name="T2" style:family="text">
      <style:text-properties fo:font-size="8pt" officeooo:rsid="002f2d45" style:font-size-asian="8pt" style:font-size-complex="8pt"/>
    </style:style>
    <style:style style:name="T3" style:family="text">
      <style:text-properties officeooo:rsid="003f990a"/>
    </style:style>
    <style:style style:name="T4" style:family="text">
      <style:text-properties officeooo:rsid="0025c567"/>
    </style:style>
    <style:style style:name="T5" style:family="text">
      <style:text-properties officeooo:rsid="003d5c94"/>
    </style:style>
    <style:style style:name="T6" style:family="text">
      <style:text-properties style:use-window-font-color="true" loext:opacity="0%" fo:language="en" fo:country="US" fo:font-weight="normal" style:font-name-asian="Times New Roman" style:font-weight-asian="normal" style:font-name-complex="Times New Roman" style:language-complex="ar" style:country-complex="SA" style:font-weight-complex="normal"/>
    </style:style>
    <style:style style:name="T7" style:family="text">
      <style:text-properties style:use-window-font-color="true" loext:opacity="0%" fo:language="en" fo:country="US" fo:font-weight="normal" officeooo:rsid="003d5c94" style:font-name-asian="Times New Roman" style:font-weight-asian="normal" style:font-name-complex="Times New Roman" style:language-complex="ar" style:country-complex="SA" style:font-weight-complex="normal"/>
    </style:style>
    <style:style style:name="T8" style:family="text">
      <style:text-properties style:use-window-font-color="true" loext:opacity="0%" fo:language="en" fo:country="US" fo:font-weight="normal" officeooo:rsid="004140dd" style:font-name-asian="Times New Roman" style:font-weight-asian="normal" style:font-name-complex="Times New Roman" style:language-complex="ar" style:country-complex="SA" style:font-weight-complex="normal"/>
    </style:style>
    <style:style style:name="T9" style:family="text">
      <style:text-properties style:use-window-font-color="true" loext:opacity="0%" fo:language="en" fo:country="US" style:font-name-asian="Times New Roman" style:font-name-complex="Times New Roman" style:language-complex="ar" style:country-complex="SA"/>
    </style:style>
    <style:style style:name="T10" style:family="text">
      <style:text-properties style:use-window-font-color="true" loext:opacity="0%" fo:language="en" fo:country="US" officeooo:rsid="003c0546" style:font-name-asian="Times New Roman" style:font-name-complex="Times New Roman" style:language-complex="ar" style:country-complex="SA"/>
    </style:style>
    <style:style style:name="T1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7727d5" style:font-name-asian="Times New Roman" style:font-size-asian="12pt" style:font-name-complex="Times New Roman" style:font-size-complex="12pt" style:language-complex="ar" style:country-complex="SA"/>
    </style:style>
    <style:style style:name="T15" style:family="text">
      <style:text-properties officeooo:rsid="003cfc3d"/>
    </style:style>
    <style:style style:name="T16" style:family="text">
      <style:text-properties officeooo:rsid="003a60f1"/>
    </style:style>
    <style:style style:name="T17" style:family="text">
      <style:text-properties officeooo:rsid="00343a31"/>
    </style:style>
    <style:style style:name="T18" style:family="text">
      <style:text-properties style:text-position="33% 80%"/>
    </style:style>
    <style:style style:name="T19" style:family="text">
      <style:text-properties style:text-underline-style="solid" style:text-underline-width="auto" style:text-underline-color="font-color"/>
    </style:style>
    <style:style style:name="T20" style:family="text">
      <style:text-properties officeooo:rsid="0016f8e1"/>
    </style:style>
    <style:style style:name="T21" style:family="text">
      <style:text-properties officeooo:rsid="0017cfc0"/>
    </style:style>
    <style:style style:name="T22" style:family="text">
      <style:text-properties officeooo:rsid="0018bd11"/>
    </style:style>
    <style:style style:name="T23" style:family="text">
      <style:text-properties officeooo:rsid="001d6d97"/>
    </style:style>
    <style:style style:name="T24" style:family="text">
      <style:text-properties officeooo:rsid="001ed187"/>
    </style:style>
    <style:style style:name="T25" style:family="text">
      <style:text-properties officeooo:rsid="0020427a"/>
    </style:style>
    <style:style style:name="T26" style:family="text">
      <style:text-properties officeooo:rsid="0020b16a"/>
    </style:style>
    <style:style style:name="T27" style:family="text">
      <style:text-properties officeooo:rsid="00225598"/>
    </style:style>
    <style:style style:name="T28" style:family="text">
      <style:text-properties officeooo:rsid="0023e9af"/>
    </style:style>
    <style:style style:name="T29" style:family="text">
      <style:text-properties officeooo:rsid="002703cb"/>
    </style:style>
    <style:style style:name="T30" style:family="text">
      <style:text-properties officeooo:rsid="00283219"/>
    </style:style>
    <style:style style:name="T31" style:family="text">
      <style:text-properties officeooo:rsid="00296010"/>
    </style:style>
    <style:style style:name="T32" style:family="text">
      <style:text-properties officeooo:rsid="003c0546"/>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d5c94" style:font-weight-asian="normal" style:font-weight-complex="normal"/>
    </style:style>
    <style:style style:name="T36" style:family="text">
      <style:text-properties officeooo:rsid="00357c9a"/>
    </style:style>
    <style:style style:name="T37" style:family="text">
      <style:text-properties officeooo:rsid="003d9a46"/>
    </style:style>
    <style:style style:name="T38" style:family="text">
      <style:text-properties officeooo:rsid="003eba0e"/>
    </style:style>
    <style:style style:name="T39" style:family="text">
      <style:text-properties officeooo:rsid="003132e9"/>
    </style:style>
    <style:style style:name="T40" style:family="text">
      <style:text-properties officeooo:rsid="002d8dc7"/>
    </style:style>
    <style:style style:name="T41" style:family="text">
      <style:text-properties officeooo:rsid="0032d103"/>
    </style:style>
    <style:style style:name="T42" style:family="text">
      <style:text-properties fo:color="#1a1a1a" loext:opacity="100%" style:text-outline="false" fo:letter-spacing="normal" style:letter-kerning="false"/>
    </style:style>
    <style:style style:name="T43" style:family="text">
      <style:text-properties fo:color="#1a1a1a" loext:opacity="100%" style:text-outline="false" fo:letter-spacing="normal" officeooo:rsid="0032d103" style:letter-kerning="false"/>
    </style:style>
    <style:style style:name="T44" style:family="text">
      <style:text-properties officeooo:rsid="00365767"/>
    </style:style>
    <style:style style:name="T45" style:family="text">
      <style:text-properties officeooo:rsid="0038076c"/>
    </style:style>
    <style:style style:name="T46" style:family="text">
      <style:text-properties officeooo:rsid="0041b6f2"/>
    </style:style>
    <style:style style:name="T47" style:family="text">
      <style:text-properties officeooo:rsid="00431b24"/>
    </style:style>
    <style:style style:name="T48" style:family="text">
      <style:text-properties officeooo:rsid="005153a3"/>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203351536" text:id="ct105553203351536">
          <text:insertion>
            <office:change-info>
              <dc:creator>Bob Jacobsen</dc:creator>
              <dc:date>2023-03-31T17:26:06</dc:date>
            </office:change-info>
          </text:insertion>
        </text:changed-region>
        <text:changed-region xml:id="ct105553136859920" text:id="ct105553136859920">
          <text:insertion>
            <office:change-info>
              <dc:creator>Bob Jacobsen</dc:creator>
              <dc:date>2023-03-31T17:27:11</dc:date>
            </office:change-info>
          </text:insertion>
        </text:changed-region>
        <text:changed-region xml:id="ct105553136419776" text:id="ct105553136419776">
          <text:insertion>
            <office:change-info>
              <dc:creator>Bob Jacobsen</dc:creator>
              <dc:date>2023-03-31T17:28: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Introduction</text:h>
      <text:p text:style-name="Standard">This Technical Note provides background for the association Memory Configuration Standard.</text:p>
      <text:p text:style-name="Standard">The protocol is called “<text:span text:style-name="T30">M</text:span>emory <text:span text:style-name="T30">Configuration</text:span>” because it makes the configuration information in the node look like it's stored in linear memory spaces. <text:s/></text:p>
      <text:list text:style-name="L1">
        <text:list-item>
          <text:p text:style-name="P82">Don't assume that the information actually has to be stored t<text:span text:style-name="T29">he same</text:span> way <text:span text:style-name="T3">as</text:span> <text:span text:style-name="T29">it is accessed through this protocol,</text:span> as linear memory. <text:s/>The node can remap the information that's being read or written into whatever internal organization it needs.</text:p>
        </text:list-item>
        <text:list-item>
          <text:p text:style-name="P82">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2">Don't assume that this is only used for <text:span text:style-name="T19">persistent</text:span> configuration information. <text:s/>The protocol is already being used for e.g. retrieving the CDI, and for providing a simple debug capability that allows program<text:span text:style-name="T29">m</text:span>ers <text:span text:style-name="T29">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21">For more information on format and presentation, see: </text:p>
      <text:list text:style-name="L2">
        <text:list-item>
          <text:p text:style-name="P83">OpenLCB Common Information Technical Note</text:p>
        </text:list-item>
      </text:list>
      <text:h text:style-name="P66" text:outline-level="2">Message Formats</text:h>
      <text:p text:style-name="P21">This section is about helping implementors see how to decode the message format. It's not normative.</text:p>
      <text:p text:style-name="P21">Configuration messages use a specific datagram format consisting of the datagram type byte, followed by a single byte combining the operation “Command Type” field and flags. This is then followed by data in an operation-specific format. <text:s/><text:span text:style-name="T39">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1">Byte 0</text:p>
          </table:table-cell>
          <table:table-cell table:style-name="Table4.B1" office:value-type="string">
            <text:p text:style-name="P11">Byte 1</text:p>
          </table:table-cell>
          <table:table-cell table:style-name="Table4.C1" office:value-type="string">
            <text:p text:style-name="P11">Byte 2</text:p>
          </table:table-cell>
          <table:table-cell table:style-name="Table4.D1" office:value-type="string">
            <text:p text:style-name="P12">Byte 3</text:p>
          </table:table-cell>
          <table:table-cell table:style-name="Table4.E1" office:value-type="string">
            <text:p text:style-name="P12">Byte 4</text:p>
          </table:table-cell>
          <table:table-cell table:style-name="Table4.F1" office:value-type="string">
            <text:p text:style-name="P12">Byte 5</text:p>
          </table:table-cell>
          <table:table-cell table:style-name="Table4.G1" office:value-type="string">
            <text:p text:style-name="P11">Byte 6 </text:p>
          </table:table-cell>
          <table:table-cell table:style-name="Table4.H1" office:value-type="string">
            <text:p text:style-name="P11">Remaining Bytes</text:p>
          </table:table-cell>
        </table:table-row>
        <table:table-row>
          <table:table-cell table:style-name="Table4.A2" table:number-rows-spanned="5" office:value-type="string">
            <text:p text:style-name="P15">Datagram Typ<text:span text:style-name="T40">e (0x20)</text:span></text:p>
          </table:table-cell>
          <table:table-cell table:style-name="Table4.B2" table:number-rows-spanned="5" office:value-type="string">
            <text:p text:style-name="P15">Command Type</text:p>
          </table:table-cell>
          <table:table-cell table:style-name="Table4.C2" table:number-columns-spanned="4" office:value-type="string">
            <text:p text:style-name="P15">Starting Address</text:p>
          </table:table-cell>
          <table:covered-table-cell/>
          <table:covered-table-cell/>
          <table:covered-table-cell/>
          <table:table-cell table:style-name="Table4.G2" office:value-type="string">
            <text:p text:style-name="P15">Address Space <text:span text:style-name="T40">(Optional)</text:span></text:p>
          </table:table-cell>
          <table:table-cell table:style-name="Table4.H2" office:value-type="string">
            <text:p text:style-name="P15">Command Specific</text:p>
          </table:table-cell>
        </table:table-row>
        <table:table-row>
          <table:covered-table-cell table:style-name="Table4.A2"/>
          <table:covered-table-cell table:style-name="Table4.B2"/>
          <table:table-cell table:style-name="Table4.C3" table:number-columns-spanned="2" office:value-type="string">
            <text:p text:style-name="P16">Available Commands</text:p>
          </table:table-cell>
          <table:covered-table-cell/>
          <table:table-cell table:style-name="Table4.E3" office:value-type="string">
            <text:p text:style-name="P16">Write Lengths</text:p>
          </table:table-cell>
          <table:table-cell table:style-name="Table4.F3" office:value-type="string">
            <text:p text:style-name="P16">Highest Address Space</text:p>
          </table:table-cell>
          <table:table-cell table:style-name="Table4.G2" office:value-type="string">
            <text:p text:style-name="P16">Lowest Address Space</text:p>
          </table:table-cell>
          <table:table-cell table:style-name="Table4.H3" office:value-type="string">
            <text:p text:style-name="P16">Name String (Optional)</text:p>
          </table:table-cell>
        </table:table-row>
        <table:table-row>
          <table:covered-table-cell table:style-name="Table4.A2"/>
          <table:covered-table-cell table:style-name="Table4.B2"/>
          <table:table-cell table:style-name="Table4.C4" table:number-columns-spanned="6" office:value-type="string">
            <text:p text:style-name="P17">Node ID</text:p>
          </table:table-cell>
          <table:covered-table-cell/>
          <table:covered-table-cell/>
          <table:covered-table-cell/>
          <table:covered-table-cell/>
          <table:covered-table-cell/>
        </table:table-row>
        <table:table-row>
          <table:covered-table-cell table:style-name="Table4.A2"/>
          <table:covered-table-cell table:style-name="Table4.B2"/>
          <table:table-cell table:style-name="Table4.C5" office:value-type="string">
            <text:p text:style-name="P18">Address Space</text:p>
          </table:table-cell>
          <table:table-cell table:style-name="Table4.D5" table:number-columns-spanned="4" office:value-type="string">
            <text:p text:style-name="P18">Highest Address</text:p>
          </table:table-cell>
          <table:covered-table-cell/>
          <table:covered-table-cell/>
          <table:covered-table-cell/>
          <table:table-cell table:style-name="Table4.H5" office:value-type="string">
            <text:p text:style-name="P18">Additional ...</text:p>
          </table:table-cell>
        </table:table-row>
        <table:table-row>
          <table:covered-table-cell table:style-name="Table4.A2"/>
          <table:covered-table-cell table:style-name="Table4.B2"/>
          <table:table-cell table:style-name="Table4.C6" office:value-type="string">
            <text:p text:style-name="P18">Address Space</text:p>
          </table:table-cell>
          <table:table-cell table:style-name="Table4.D6" table:number-columns-spanned="5" office:value-type="string">
            <text:p text:style-name="P15"/>
          </table:table-cell>
          <table:covered-table-cell/>
          <table:covered-table-cell/>
          <table:covered-table-cell/>
          <table:covered-table-cell/>
        </table:table-row>
      </table:table>
      <text:p text:style-name="P21"/>
      <text:p text:style-name="P21">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9">Byte 1 <text:span text:style-name="T22">(Command Type)</text:span></text:p>
            </table:table-cell>
            <table:covered-table-cell/>
          </table:table-row>
        </table:table-header-rows>
        <table:table-row table:style-name="Table5.1">
          <table:table-cell table:style-name="Table5.A2" office:value-type="string">
            <text:p text:style-name="P10">Bits 7..6 – <text:span text:style-name="T20">Command Type</text:span></text:p>
          </table:table-cell>
          <table:table-cell table:style-name="Table5.B2" office:value-type="string">
            <text:p text:style-name="P8">0b00 – Write operations</text:p>
            <text:p text:style-name="P8">0b01 – Read operations</text:p>
            <text:p text:style-name="P8">0b10 – Control operations</text:p>
            <text:p text:style-name="P8">0b11 – Not used / reserved</text:p>
          </table:table-cell>
        </table:table-row>
        <table:table-row table:style-name="Table5.1">
          <table:table-cell table:style-name="Table5.A3" office:value-type="string">
            <text:p text:style-name="P10">Bit 5 – <text:span text:style-name="T20">Stream/Datagram</text:span></text:p>
          </table:table-cell>
          <table:table-cell table:style-name="Table5.B3" office:value-type="string">
            <text:p text:style-name="P8">0b0 – Use Datagrams</text:p>
            <text:p text:style-name="P8">0b1 – Use Streams</text:p>
          </table:table-cell>
        </table:table-row>
        <table:table-row table:style-name="Table5.1">
          <table:table-cell table:style-name="Table5.A3" office:value-type="string">
            <text:p text:style-name="P10">Bit 4 – <text:span text:style-name="T20">Command/Reply</text:span></text:p>
          </table:table-cell>
          <table:table-cell table:style-name="Table5.B4" office:value-type="string">
            <text:p text:style-name="P8">0b0 – Command</text:p>
            <text:p text:style-name="P8">0b1 – Reply</text:p>
          </table:table-cell>
        </table:table-row>
        <table:table-row table:style-name="Table5.1">
          <table:table-cell table:style-name="Table5.A3" office:value-type="string">
            <text:p text:style-name="P10">Bit 3 – <text:span text:style-name="T20">(Command) Under Mask</text:span></text:p>
            <text:p text:style-name="P13">Bit 3 – (Reply) Fail/OK</text:p>
          </table:table-cell>
          <table:table-cell table:style-name="Table5.B5" office:value-type="string">
            <text:p text:style-name="P8">0b0 – Not under mask</text:p>
            <text:p text:style-name="P8">0b1 – Under mask</text:p>
            <text:p text:style-name="P14">0b0 – Okay</text:p>
            <text:p text:style-name="P14">0b1 - Fail</text:p>
          </table:table-cell>
        </table:table-row>
        <table:table-row table:style-name="Table5.1">
          <table:table-cell table:style-name="Table5.A3" office:value-type="string">
            <text:p text:style-name="P10">Bit 2 – <text:span text:style-name="T20">Reserved</text:span></text:p>
          </table:table-cell>
          <table:table-cell table:style-name="Table5.B6" office:value-type="string">
            <text:p text:style-name="P8">0b0 – send as zero, check on receipt</text:p>
          </table:table-cell>
        </table:table-row>
        <table:table-row table:style-name="Table5.1">
          <table:table-cell table:style-name="Table5.A7" office:value-type="string">
            <text:p text:style-name="P10">Bits 1..0 – <text:span text:style-name="T21">Address Space</text:span></text:p>
          </table:table-cell>
          <table:table-cell table:style-name="Table5.B7" office:value-type="string">
            <text:p text:style-name="P8">0b00 – Address space in byte 6</text:p>
            <text:p text:style-name="P8">0b01 – Address space 0xFD</text:p>
            <text:p text:style-name="P8">0b10 – Address space 0xFE</text:p>
            <text:p text:style-name="P8">0b1<text:span text:style-name="T16">1</text:span> – Address space 0xFF</text:p>
          </table:table-cell>
        </table:table-row>
      </table:table>
      <text:p text:style-name="P21"/>
      <text:h text:style-name="Heading_20_3" text:outline-level="3">Address Space Size</text:h>
      <text:p text:style-name="P23">The four-byte address allows directly addressing 4GB of data. The use of address spaces (see <text:a xlink:type="simple" xlink:href="#2.4.2.Address Space Selection|outline" text:style-name="Internet_20_link" text:visited-style-name="Visited_20_Internet_20_Link"><text:span text:style-name="T17">2.4.2.Address Space Selection</text:span></text:a>) allows direct access to 1TB <text:span text:style-name="T24">of data</text:span>.</text:p>
      <text:p text:style-name="P23">The large address range removes the need for address <text:span text:style-name="T3">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3">Although a 32-bit address space is large enough to cover combined uses of memory, it can be more convenient to consider separate address spaces in the node. <text:s/>This can also be considered to be a top digit in a global address space, <text:span text:style-name="T23">if desired</text:span>, but note that the separate address spaces may cover the same memory objects, e.g. “all memory” and “configuration” spaces may reference the same <text:span text:style-name="T23">physical (or virtual) location in </text:span>memory.</text:p>
      <text:h text:style-name="P67" text:outline-level="3"><text:span text:style-name="T25">Generic </text:span>Error Handling</text:h>
      <text:p text:style-name="P33">An unknown command in byte 1 <text:span text:style-name="T44">error</text:span> may result from <text:span text:style-name="T44">requesting </text:span>a command that is not defined by the standard, but it may also result from <text:span text:style-name="T44">requesting </text:span>a command the that standard defines, which the node being accessed does not support. <text:s/>The error code to send is not specified, however, the recommended error code to be sent in the OpenLCB Datagram Transport Datagram Rejected message <text:span text:style-name="T44">the following:</text:span></text:p>
      <text:list text:style-name="L3">
        <text:list-item>
          <text:p text:style-name="P84">0x1041 <text:span text:style-name="T11">–</text:span> Permanent error: Not implemented, subcommand is unknown.</text:p>
        </text:list-item>
      </text:list>
      <text:p text:style-name="P33"><text:span text:style-name="T44">In the appropriate situations a Datagram Rejected or a response datagram with Failed status should use the following specific error codes</text:span>:</text:p>
      <text:list text:style-name="L4">
        <text:list-item>
          <text:p text:style-name="P85">0x1081 <text:span text:style-name="T11">–</text:span> Permanent error: Invalid argument. Address space not known.</text:p>
        </text:list-item>
        <text:list-item>
          <text:p text:style-name="P85">0x1082 <text:span text:style-name="T11">–</text:span> Permanent error: Invalid argument. Out of bounds, address space is valid, but the address within the space is not implemented.</text:p>
        </text:list-item>
        <text:list-item>
          <text:p text:style-name="P85">0x1083 <text:span text:style-name="T11">–</text:span> Permanent error: Invalid argument. Write access to a read-only space.</text:p>
        </text:list-item>
      </text:list>
      <text:p text:style-name="P53">In addition, all other error codes defined in the Message Network Standard <text:span text:style-name="T45">or Datagram Standard </text:span>may be used, for example:</text:p>
      <text:list text:style-name="L5">
        <text:list-item>
          <text:p text:style-name="P87">0x1000 – Permanent error, not further specified.</text:p>
        </text:list-item>
        <text:list-item>
          <text:p text:style-name="P87">0x1040 – Not implemented, not further specified.</text:p>
        </text:list-item>
        <text:list-item>
          <text:p text:style-name="P86">0x1080 <text:span text:style-name="T11">–</text:span> Invalid arguments, not further specified.</text:p>
        </text:list-item>
      </text:list>
      <text:p text:style-name="P34">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5">the error code 0x1043 (Not Implemented, unknown MTI or Transport protocol is not supported).</text:span></text:p>
      <text:p text:style-name="P35">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68" text:outline-level="3">Read Command</text:h>
      <text:p text:style-name="P35">This is a request to read an address space. <text:s/>If the address space does not exist, a Datagram Rejected message <text:span text:style-name="T45">shall</text:span> be sent with a permanent error. <text:s/>The likely error code would be:</text:p>
      <text:p text:style-name="P37"><text:span text:style-name="T44">0x1081 </text:span><text:span text:style-name="T13">–</text:span><text:span text:style-name="T44"> Permanent error: Invalid argument. Address space not known.</text:span></text:p>
      <text:p text:style-name="P36">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38"><text:soft-page-break/><text:s/><text:span text:style-name="T26">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68" text:outline-level="3">Read Reply</text:h>
      <text:p text:style-name="P35">This message is sent in response to a Read Command <text:span text:style-name="T26">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9">A Read Reply is not considered to be in error unless it responds with zero bytes of data. <text:s/>In this case, a failure should be indicated with a<text:span text:style-name="T27">n appropriate error code as defined by the OpenLCB Memory Configuration Standard and/or the OpenLCB Message Network Standard.</text:span></text:p>
      <text:p text:style-name="P40">The figure shows a typical read operation. The Read Command is carried to the device being configured by a datagram, the read operation takes place, and the results are returned in another datagram. </text:p>
      <text:p text:style-name="Standard"><draw:frame draw:style-name="fr3" draw:name="graphics2" text:anchor-type="paragraph" svg:x="0.7598in" svg:y="0in" svg:width="5.5047in" svg:height="6.6972in" draw:z-index="3"><draw:image xlink:href="../mscgen/MemConfReadOK.png" xlink:type="simple" xlink:show="embed" xlink:actuate="onLoad"/></draw:frame><text:soft-page-break/></text:p>
      <text:h text:style-name="P69" text:outline-level="3">Read Stream Command</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P70" text:outline-level="3">Read Stream Reply</text:h>
      <text:p text:style-name="P42">Stream support within the OpenLCB Memory Configuration Protocol is considered experimental. <text:s/>A version of this Technical Note and corresponding Standard containing updated information on the usage of streams will likely be adopted at a future time.</text:p>
      <text:h text:style-name="P71" text:outline-level="3"><text:soft-page-break/>Write Command</text:h>
      <text:p text:style-name="P24">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8"><draw:frame draw:style-name="fr2"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8">rite Reply</text:span></text:h>
      <text:p text:style-name="P24">For the less-common case of writes that might fail and/or take a long time, the <text:span text:style-name="T4">Datagram OK </text:span>reply to the Write datagram can <text:span text:style-name="T4">have the Reply Pending bit set</text:span>, followed by a Write Reply when the operation is done. <text:s/>That Write Reply, in turn, <text:span text:style-name="T11">informs the </text:span><text:span text:style-name="T12">requester</text:span><text:span text:style-name="T11"> when the operation was complete, and whether it completed OK.</text:span></text:p>
      <text:p text:style-name="P59"><draw:frame draw:style-name="fr1"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1" text:outline-level="3">Write Under Mask Command</text:h>
      <text:p text:style-name="P46">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6">The primary use for this is to set/clear individual bits within a larger addressable type such as a byte, or multi-byte word.</text:p>
      <text:h text:style-name="P72" text:outline-level="3"><text:soft-page-break/>Write Stream Command</text:h>
      <text:p text:style-name="P43">Stream support within the OpenLCB Memory Configuration Protocol is considered experimental. <text:s/>A version of this Technical Note and corresponding Standard containing updated information on the usage of streams will likely be adopted at a future time.</text:p>
      <text:h text:style-name="P73" text:outline-level="3">Write Stream Reply</text:h>
      <text:p text:style-name="P45">Stream support within the OpenLCB Memory Configuration Protocol is considered experimental. <text:s/>A version of this Technical Note and corresponding Standard containing updated information on the usage of streams will likely be adopted at a future time.</text:p>
      <text:h text:style-name="P74" text:outline-level="3">Get Configuration Options Command</text:h>
      <text:p text:style-name="P47">See section <text:bookmark-ref text:reference-format="chapter" text:ref-name="__RefHeading__21986_548527705">2.4.14</text:bookmark-ref><text:s/><text:bookmark-ref text:reference-format="text" text:ref-name="__RefHeading__21986_548527705">Get Configuration Options Reply</text:bookmark-ref><text:s/>for additional information.</text:p>
      <text:h text:style-name="P74" text:outline-level="3"><text:bookmark-start text:name="__RefHeading__21986_548527705"/>Get Configuration Options Reply<text:bookmark-end text:name="__RefHeading__21986_548527705"/></text:h>
      <text:p text:style-name="P52">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change-start text:change-id="ct105553203351536"/></text:p>
      <text:p text:style-name="P100">The 0x60F0 bits were originally defined for specific uses and are no longer used. <text:s/>While defined, nodes <text:change-end text:change-id="ct105553203351536"/><text:change-start text:change-id="ct105553136859920"/><text:s/>sent these <text:span text:style-name="T48">bits </text:span>as one. <text:s/>To reclaim this space while still allowing existing nodes to be conforming, these have been defined now as <text:span text:style-name="T11">“</text:span><text:span text:style-name="T14">Reserved, must be ignored on receipt and sent as one”. </text:span><text:span text:style-name="T11">Some future version of the Standard may need to define a new meaning for the “send as zero</text:span><text:change-end text:change-id="ct105553136859920"/><text:change-start text:change-id="ct105553136419776"/><text:span text:style-name="T11">” case.</text:span><text:change-end text:change-id="ct105553136419776"/></text:p>
      <text:h text:style-name="P75" text:outline-level="3">Get Address Space Information Command</text:h>
      <text:p text:style-name="P48">See section <text:bookmark-ref text:reference-format="chapter" text:ref-name="__RefHeading__22052_548527705">2.4.16</text:bookmark-ref><text:s/><text:bookmark-ref text:reference-format="text" text:ref-name="__RefHeading__22052_548527705">Get Address Space Information Reply</text:bookmark-ref><text:s/>for additional information.</text:p>
      <text:h text:style-name="P75" text:outline-level="3"><text:bookmark-start text:name="__RefHeading__22052_548527705"/>Get Address Space Information Reply<text:bookmark-end text:name="__RefHeading__22052_548527705"/></text:h>
      <text:p text:style-name="P52">To ease automated access, a configuring node can inquire about the address spaces in the being-configured node. Whether or not the address space is present, a reply is required.</text:p>
      <text:h text:style-name="P76" text:outline-level="3"><text:bookmark-start text:name="__RefHeading__22123_548527705"/>Lock/Reserve Command<text:bookmark-end text:name="__RefHeading__22123_548527705"/></text:h>
      <text:p text:style-name="P52">Although nodes can be configured by multiple other nodes, this can also lead to inconsistencies. The optional Lock/Release command can be used to avoid this.</text:p>
      <text:h text:style-name="P76" text:outline-level="3">Lock/Reserve Reply</text:h>
      <text:p text:style-name="P49">See section <text:bookmark-ref text:reference-format="chapter" text:ref-name="__RefHeading__22123_548527705">2.4.17</text:bookmark-ref><text:s/><text:bookmark-ref text:reference-format="text" text:ref-name="__RefHeading__22123_548527705">Lock/Reserve Command</text:bookmark-ref><text:s/>for additional information.</text:p>
      <text:h text:style-name="P77" text:outline-level="3"><text:bookmark-start text:name="__RefHeading__22341_548527705"/>Get Unique ID Command<text:bookmark-end text:name="__RefHeading__22341_548527705"/></text:h>
      <text:p text:style-name="P25">Event IDs are considered to be 'virgin' until they are taught to another node. <text:s/>Learned Event IDs are not virgin by definition, since they are shared by the taught node and by the node that did <text:span text:style-name="T9">the</text:span> teaching. <text:s/></text:p>
      <text:p text:style-name="P25"><text:span text:style-name="T32">This command is used to obtain new virgin Event IDs and return them to </text:span><text:span text:style-name="T10">the</text:span><text:span text:style-name="T32"> requesting node. <text:s/>The node should draw these from some pool of unique virgin Event IDs. <text:s/>This may be from </text:span><text:span text:style-name="T10">the</text:span><text:span text:style-name="T32"> 64k Event IDs assigned to </text:span><text:span text:style-name="T10">the</text:span><text:span text:style-name="T32"> node associated with its Node ID, or some other pool, but it must maintain the uniqueness of </text:span><text:span text:style-name="T10">the</text:span><text:span text:style-name="T32"> Event IDs. <text:s/>If the node maintains a counter or pointer to the pool, then the value of this variable must be maintained even if </text:span><text:span text:style-name="T10">the</text:span><text:span text:style-name="T32"> node goes through a reboot or reset. <text:s/>This means that its value must be keep in non-volatile memory. <text:s/></text:span></text:p>
      <text:p text:style-name="P25"><text:span text:style-name="T32">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text:span><text:soft-page-break/><text:span text:style-name="T32">IDs, and a reusable range of Event IDs, for example time-events. <text:s/>If this protocol is not implemented, but a button method is used, then </text:span><text:span text:style-name="T10">other</text:span><text:span text:style-name="T32"> methods, such as the Remote Button Protocol might be used to allow this function remotely. <text:s/></text:span></text:p>
      <text:p text:style-name="P27">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5">Once Event IDs are taught, they represent an abstract idea, although that idea may <text:span text:style-name="T5">certainly </text:span>have concrete consequences. <text:s/>For example, the abstract idea “Night has fallen” <text:span text:style-name="T5">can be</text:span> <text:span text:style-name="T5">represented </text:span>by a shared Event ID between many nodes, <text:span text:style-name="T5">and sending it can have many consequences</text:span>. <text:s/>The important point is that Event ID <text:span text:style-name="T33">cannot</text:span><text:span text:style-name="T34"> be used for </text:span><text:span text:style-name="T35">any other</text:span><text:span text:style-name="T34"> </text:span><text:span text:style-name="T35">idea or </text:span><text:span text:style-name="T34">purpose, unless it is removed from </text:span><text:span text:style-name="T33">all</text:span><text:span text:style-name="T34"> nodes that use it. <text:s/></text:span><text:span text:style-name="T35">That</text:span><text:span text:style-name="T34"> may be possible </text:span><text:span text:style-name="T35">i</text:span><text:span text:style-name="T34">n a closed system, like a private layout, especially with </text:span><text:span text:style-name="T35">the appropriate</text:span><text:span text:style-name="T34"> software tools. <text:s/>However, not all systems are closed and not all nodes are reachable or active. <text:s/>Consider a node </text:span><text:span text:style-name="T35">that is non-powered, or one </text:span><text:span text:style-name="T34">on </text:span><text:span text:style-name="T6">the</text:span><text:span text:style-name="T34"> work-bench, or </text:span><text:span text:style-name="T35">even more important </text:span><text:span text:style-name="T6">the</text:span><text:span text:style-name="T34"> </text:span><text:span text:style-name="T35">one</text:span><text:span text:style-name="T34"> </text:span><text:span text:style-name="T35">that </text:span><text:span text:style-name="T34">you sold. <text:s/>The “Night has fallen” Event ID may still be used by </text:span><text:span text:style-name="T35">any of those</text:span><text:span text:style-name="T34"> nodes, and the</text:span><text:span text:style-name="T35">y </text:span><text:span text:style-name="T34"><text:s/></text:span><text:span text:style-name="T35">can be used to teach it to yet </text:span><text:span text:style-name="T34">more nodes. <text:s/>So, in general, it is much safer </text:span><text:span text:style-name="T35">to have</text:span><text:span text:style-name="T34"> </text:span><text:span text:style-name="T6">other</text:span><text:span text:style-name="T34"> mechanisms </text:span><text:span text:style-name="T35">available </text:span><text:span text:style-name="T34">to prevent </text:span><text:span text:style-name="T35">any </text:span><text:span text:style-name="T34">inadvertent reuse of Event IDs. <text:s/></text:span></text:p>
      <text:p text:style-name="P25"><text:span text:style-name="T34">One method is to provide </text:span><text:span text:style-name="T35">a mechanism</text:span><text:span text:style-name="T34"> to reset the node such that all </text:span><text:span text:style-name="T35">its </text:span><text:span text:style-name="T34">Event IDs are replaced by a set of </text:span><text:span text:style-name="T35">new </text:span><text:span text:style-name="T34">virgin Event IDs. <text:s/>For small nodes that use 2-100 Event IDs this is reaso</text:span><text:span text:style-name="T35">n</text:span><text:span text:style-name="T34">able. <text:s/>Each node ha</text:span><text:span text:style-name="T35">s</text:span><text:span text:style-name="T34"> 64k Event IDs assigned to it, </text:span><text:span text:style-name="T35">and </text:span><text:span text:style-name="T34">so these </text:span><text:span text:style-name="T35">nodes </text:span><text:span text:style-name="T34">can be reset 600-</text:span><text:span text:style-name="T35">30</text:span><text:span text:style-name="T34">k times before running out of virgin Event IDs. <text:s/></text:span></text:p>
      <text:p text:style-name="P25"><text:span text:style-name="T34">Another method, that is more frugal of Event IDs, is to only replace non-virgin Event IDs, </text:span><text:span text:style-name="T35">i.e., those that have </text:span><text:span text:style-name="T34">been taught or learned, </text:span><text:span text:style-name="T35">on a reset</text:span><text:span text:style-name="T34">. <text:s/></text:span><text:span text:style-name="T35">F</text:span><text:span text:style-name="T34">lag-bits </text:span><text:span text:style-name="T35">would be used </text:span><text:span text:style-name="T34">to remember which ones are non-virgin, </text:span><text:span text:style-name="T35">and thus which need replacing</text:span><text:span text:style-name="T34">. <text:s/></text:span></text:p>
      <text:p text:style-name="P26"><text:span text:style-name="T34">A further sophistication is to use a 'just-in-time' method. <text:s text:c="2"/>Each Event ID would be flagged as virgin or non-virgin. <text:s/>When the node was to teach a non-virgin Event-ID, it would be replaced with a new virgin one before </text:span><text:span text:style-name="T6">the</text:span><text:span text:style-name="T34"> teaching occurred. <text:s/>The disadvantage to this method is that an EventID would only be able to be taught once, whereas there are situations where it </text:span><text:span text:style-name="T35">is desired to </text:span><text:span text:style-name="T34">extend an abstract idea to additional nodes. <text:s/>Unfortunately</text:span><text:span text:style-name="T6">, by definition these Event IDs would </text:span><text:span text:style-name="T7">already </text:span><text:span text:style-name="T6">be considered non-virgin and would be replaced </text:span><text:span text:style-name="T7">by a new virgin Event ID</text:span><text:span text:style-name="T6">. <text:s text:c="2"/></text:span><text:span text:style-name="T7">This could be mitigated by a more</text:span><text:span text:style-name="T6"> complicated UI, but it would likely </text:span><text:span text:style-name="T7">be </text:span><text:span text:style-name="T6">confusing to </text:span><text:span text:style-name="T7">t</text:span><text:span text:style-name="T6">he user.</text:span></text:p>
      <text:p text:style-name="P26"><text:span text:style-name="T8">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6"> <text:s/></text:span></text:p>
      <text:p text:style-name="P25"><text:span text:style-name="T5">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text:style-name="L6">
        <text:list-item>
          <text:p text:style-name="P88">Mark the affected Producers / Consumers with Event ID of zero, hence making them unusable;</text:p>
        </text:list-item>
        <text:list-item>
          <text:p text:style-name="P89"><text:span text:style-name="T41">R</text:span>eply <text:span text:style-name="T36">using a</text:span> Datagram Rejected <text:span text:style-name="T36">message with</text:span> permanent error <text:span text:style-name="T36">for subsequent requests;</text:span></text:p>
        </text:list-item>
        <text:list-item>
          <text:p text:style-name="P89"><text:soft-page-break/><text:span text:style-name="T41">P</text:span>ermanently stop working (never announce as initialized);</text:p>
        </text:list-item>
        <text:list-item>
          <text:p text:style-name="P90">Allow for manual user intervention to reset, or reassign the Unique ID space in the node.</text:p>
        </text:list-item>
      </text:list>
      <text:p text:style-name="P25">However <text:span text:style-name="T37">this is managed, the implementation </text:span>must ensure that non-virgin event IDs are not re-used. <text:s/></text:p>
      <text:p text:style-name="P28">Solutions to the above limitations include: </text:p>
      <text:list text:style-name="L7">
        <text:list-item>
          <text:p text:style-name="P91"><text:span text:style-name="T41">Design the node with </text:span>more than 64k Event IDs, by using some of <text:span text:style-name="T9">the</text:span> Node ID bits to extend the Event ID space. <text:s/>For example a node that is assigned a range of Node IDs, say a.b.c.d.e.00 – a.b.c.d.e.FF could use 256x64k Event IDs; </text:p>
        </text:list-item>
        <text:list-item>
          <text:p text:style-name="P92"><text:span text:style-name="T43">Teach</text:span><text:span text:style-name="T42"> </text:span><text:span text:style-name="T43">an</text:span><text:span text:style-name="T42"> </text:span><text:span text:style-name="T43">E</text:span><text:span text:style-name="T42">vent </text:span><text:span text:style-name="T43">ID</text:span><text:span text:style-name="T42"> from another node (which has not run out of its space yet); </text:span></text:p>
        </text:list-item>
        <text:list-item>
          <text:p text:style-name="P93">Overwrite the zero Event ID <text:span text:style-name="T45">using</text:span> a configuration tool <text:span text:style-name="T45">with a value</text:span> from another pool assigned to you.</text:p>
        </text:list-item>
      </text:list>
      <text:h text:style-name="P78" text:outline-level="3">Get Unique ID Reply</text:h>
      <text:p text:style-name="P50">See section <text:bookmark-ref text:reference-format="chapter" text:ref-name="__RefHeading__22341_548527705">2.4.19</text:bookmark-ref><text:s/><text:bookmark-ref text:reference-format="text" text:ref-name="__RefHeading__22341_548527705">Get Unique ID Command</text:bookmark-ref><text:s/>for additional information.</text:p>
      <text:h text:style-name="P79" text:outline-level="3"><text:bookmark-start text:name="__RefHeading__6949_1279031061"/>Unfreeze Command<text:bookmark-end text:name="__RefHeading__6949_1279031061"/></text:h>
      <text:p text:style-name="P29">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9">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30">There is no requirement <text:span text:style-name="T15">in this standard </text:span>on the Target Node on what to do or how to process the Freeze / Unfreeze <text:span text:style-name="T15">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9">An example such application is Firmware Upgrade, <text:span text:style-name="T15">as specified by the Firmware Upgrade Standard</text:span>. <text:span text:style-name="T15">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4">As the Freeze and Unfreeze commands may have valid implementations with the side effect of rebooting the Target Node, there is no requirement that a proper Datagram <text:span text:style-name="T46">Received OK a</text:span>cknowledgement be sent back to the Configuration Tool. The Configuration Tool shall watch the network for Node Initialization Complete messages and interpret them as positive acknowledgement.</text:p>
      <text:p text:style-name="P55"><text:soft-page-break/>The Freeze and Unfreeze commands carry an Address Space identifier to allow the different higher-level protocols to be disambiguated from each other by allocating a dedicated Address Space identifier for them.</text:p>
      <text:h text:style-name="P79" text:outline-level="3">Freeze Command</text:h>
      <text:p text:style-name="P29">See Section <text:bookmark-ref text:reference-format="number" text:ref-name="__RefHeading__6949_1279031061"> 2.4.21 </text:bookmark-ref><text:s/><text:bookmark-ref text:reference-format="text" text:ref-name="__RefHeading__6949_1279031061">Unfreeze Command</text:bookmark-ref><text:s/>for additional information.</text:p>
      <text:h text:style-name="P80" text:outline-level="3">Update Complete Command</text:h>
      <text:p text:style-name="P32">The configuration protocol does not specify the meaning of the transferred data. In particular, it doesn't specify <text:span text:style-name="T19">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1" text:outline-level="3">Reset/Reboot Command</text:h>
      <text:p text:style-name="P31">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1" text:outline-level="3">Reinitialize/Factory Reset Command</text:h>
      <text:p text:style-name="P51">This is a heavy-weight operation which may require some form of interlock, e.g. the user pressing a button, to prevent inadvertent data loss. As a small safety precaution, the Node ID of the no<text:span text:style-name="T38">d</text:span>e being reset is redundantly carried in the data part of the datagram.</text:p>
      <text:p text:style-name="P31">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1">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text:style-name="L8">
        <text:list-item>
          <text:p text:style-name="P94">Nodes must carry enough context that a stand-alone configuration tool can provide a useful human interface without getting any data from an external source, e.g. needing an Internet download to handle a new node type.</text:p>
        </text:list-item>
        <text:list-item>
          <text:p text:style-name="P94">It must be possible to configure a node entirely over the OpenLCB, without physical interactions, e.g. pushing buttons. This configuration must be compatible with local configuration, including e.g. the Blue/Gold method.</text:p>
        </text:list-item>
        <text:list-item>
          <text:p text:style-name="P94">It must be possible to configure one or more nodes while the rest of the OpenLCB is operating normally.</text:p>
        </text:list-item>
        <text:list-item>
          <text:p text:style-name="P94">It must be possible to read, store, and reload the configuration of a node.</text:p>
        </text:list-item>
      </text:list>
      <text:h text:style-name="Heading_20_3" text:outline-level="3"><text:soft-page-break/>Preferences</text:h>
      <text:list text:style-name="L9">
        <text:list-item>
          <text:p text:style-name="P95">Small nodes shouldn't need a lot of processing power, e.g. to compress or decompress data in real time. Memory usage should also be limited, but is a second priority.</text:p>
        </text:list-item>
        <text:list-item>
          <text:p text:style-name="P95">Configuration operations should be state-less and idempotent to simplify software at both ends.</text:p>
        </text:list-item>
        <text:list-item>
          <text:p text:style-name="P95">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95">For efficiency, atomic reads or writes of small amounts of data should fit into a single-frame CAN datagram. Single-bit writes also add efficiency. </text:p>
        </text:list-item>
        <text:list-item>
          <text:p text:style-name="P95">Multiple address spaces make it easier to handle multiple types of data.</text:p>
        </text:list-item>
        <text:list-item>
          <text:p text:style-name="P95">For large transfers, it's desirable to be able to use streams. Not all nodes support them, though, so it must be possible to <text:span text:style-name="T31">I</text:span>nquire about capabilities.</text:p>
        </text:list-item>
        <text:list-item>
          <text:p text:style-name="P95">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P19">Read [d] →</text:p>
      <text:p text:style-name="P19">← datagram reply</text:p>
      <text:p text:style-name="P19">← Read Reply [d]</text:p>
      <text:p text:style-name="P19">Read [d] →</text:p>
      <text:p text:style-name="P19">datagram reply →</text:p>
      <text:p text:style-name="P20">← datagram reply</text:p>
      <text:p text:style-name="P22">← Read Reply [d]</text:p>
      <text:p text:style-name="Standard">datagram reply →</text:p>
      <text:p text:style-name="Standard">Note that the 2<text:span text:style-name="T1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9">Read [d] →</text:p>
      <text:p text:style-name="P19">← datagram reply</text:p>
      <text:p text:style-name="P19">← Read Reply [d]</text:p>
      <text:p text:style-name="P19">Read [d] →</text:p>
      <text:p text:style-name="P19">← datagram negative reply (reject, no buffer, please resend)</text:p>
      <text:p text:style-name="P19">datagram reply →</text:p>
      <text:p text:style-name="P19">Read [d] (retransmit) →</text:p>
      <text:p text:style-name="P19">← datagram reply</text:p>
      <text:p text:style-name="P19">←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1">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ext:soft-page-break/>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6">The stream protocol is meant for large reads and writes, but the datagram protocol can also work well on a single CAN segment. The difference in performance comes from <text:span text:style-name="T47">a number of factors:</text:span></text:p>
      <text:list text:style-name="L10">
        <text:list-item>
          <text:p text:style-name="P96">Stream buffers may often be larger than datagram sizes.</text:p>
        </text:list-item>
        <text:list-item>
          <text:p text:style-name="P96">The header information for reads/writes only needs to be transmitted once for streams (no matter how many buffer-size the transfer is), but once for every datagram.</text:p>
        </text:list-item>
        <text:list-item>
          <text:p text:style-name="P97">Streams have one byte less data per CAN frame than datagrams. This is approximately the same overhead as 64-byte datagrams' headers.</text:p>
        </text:list-item>
        <text:list-item>
          <text:p text:style-name="P98">The setup cost of a stream is higher than a single datagram, so very short transfers are not efficient using datagrams.</text:p>
        </text:list-item>
        <text:list-item>
          <text:p text:style-name="P98">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1</text:p>
          <text:p text:style-name="P63"><text:s/>2 Annotations to the Standard<text:tab/>1</text:p>
          <text:p text:style-name="P62"><text:s/>2.1 Introduction<text:tab/>1</text:p>
          <text:p text:style-name="P62"><text:s/>2.2 Intended Use<text:tab/>1</text:p>
          <text:p text:style-name="P62"><text:s/>2.3 Reference and Context<text:tab/>1</text:p>
          <text:p text:style-name="P62"><text:s/>2.4 Message Formats<text:tab/>1</text:p>
          <text:p text:style-name="P61"><text:s/>2.4.1 Address Space Size<text:tab/>2</text:p>
          <text:p text:style-name="P61"><text:s/>2.4.2 Address Space Selection<text:tab/>3</text:p>
          <text:p text:style-name="P61"><text:s/>2.4.3 Generic Error Handling<text:tab/>3</text:p>
          <text:p text:style-name="P61"><text:s/>2.4.4 Read Command<text:tab/>3</text:p>
          <text:p text:style-name="P61"><text:s/>2.4.5 Read Reply<text:tab/>4</text:p>
          <text:p text:style-name="P61"><text:s/>2.4.6 Read Stream Command<text:tab/>5</text:p>
          <text:p text:style-name="P61"><text:s/>2.4.7 Read Stream Reply<text:tab/>5</text:p>
          <text:p text:style-name="P61"><text:s/>2.4.8 Write Command<text:tab/>6</text:p>
          <text:p text:style-name="P61"><text:s/>2.4.9 Write Reply<text:tab/>6</text:p>
          <text:p text:style-name="P61"><text:s/>2.4.10 Write Under Mask Command<text:tab/>7</text:p>
          <text:p text:style-name="P61"><text:s/>2.4.11 Write Stream Command<text:tab/>8</text:p>
          <text:p text:style-name="P61"><text:s/>2.4.12 Write Stream Reply<text:tab/>8</text:p>
          <text:p text:style-name="P61"><text:s/>2.4.13 Get Configuration Options Command<text:tab/>8</text:p>
          <text:p text:style-name="P61"><text:s/>2.4.14 Get Configuration Options Reply<text:tab/>8</text:p>
          <text:p text:style-name="P61"><text:s/>2.4.15 Get Address Space Information Command<text:tab/>8</text:p>
          <text:p text:style-name="P61"><text:s/>2.4.16 Get Address Space Information Reply<text:tab/>8</text:p>
          <text:p text:style-name="P61"><text:s/>2.4.17 Lock/Reserve Command<text:tab/>8</text:p>
          <text:p text:style-name="P61"><text:s/>2.4.18 Lock/Reserve Reply<text:tab/>8</text:p>
          <text:p text:style-name="P61"><text:s/>2.4.19 Get Unique ID Command<text:tab/>8</text:p>
          <text:p text:style-name="P61"><text:s/>2.4.20 Get Unique ID Reply<text:tab/>10</text:p>
          <text:p text:style-name="P61"><text:s/>2.4.21 Unfreeze Command<text:tab/>10</text:p>
          <text:p text:style-name="P61"><text:s/>2.4.22 Freeze Command<text:tab/>11</text:p>
          <text:p text:style-name="P61"><text:s/>2.4.23 Update Complete Command<text:tab/>11</text:p>
          <text:p text:style-name="P61"><text:s/>2.4.24 Reset/Reboot Command<text:tab/>11</text:p>
          <text:p text:style-name="P61"><text:s/>2.4.25 Reinitialize/Factory Reset Command<text:tab/>11</text:p>
          <text:p text:style-name="P63"><text:s/>3 General<text:tab/>11</text:p>
          <text:p text:style-name="P62"><text:s/>3.1 Environment of Protocol<text:tab/>11</text:p>
          <text:p text:style-name="P61"><text:s/>3.1.1 Requirements<text:tab/>11</text:p>
          <text:p text:style-name="P61"><text:s/>3.1.2 Preferences<text:tab/>11</text:p>
          <text:p text:style-name="P61"><text:s/>3.1.3 Design Points<text:tab/>12</text:p>
          <text:p text:style-name="P60"><text:s/>3.1.3.1 Large read via stream<text:tab/>12</text:p>
          <text:p text:style-name="P60"><text:s/>3.1.3.2 Large write via stream<text:tab/>12</text:p>
          <text:p text:style-name="P60"><text:s/>3.1.3.3 Performance Note<text:tab/>13</text:p>
          <text:p text:style-name="P60"><text:s/>3.1.3.4 Delays Due to Non-Volatile Memory<text:tab/>13</text:p>
          <text:p text:style-name="P61"><text:s/>3.1.4 Large Volume Operations<text:tab/>14</text:p>
        </text:index-body>
      </text:table-of-content>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MT1" style:family="text">
      <style:text-properties fo:font-size="8pt" officeooo:rsid="0016888d" style:font-size-asian="8pt" style:font-size-complex="8pt"/>
    </style:style>
    <style:style style:name="MT2" style:family="text">
      <style:text-properties fo:font-size="8pt" officeooo:rsid="002f2d45"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March 31,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1,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March 31, 2023</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Technical Note</dc:title>
    <meta:initial-creator>Alex Shepherd</meta:initial-creator>
    <meta:creation-date>2009-01-22T07:11:27</meta:creation-date>
    <meta:editing-cycles>177</meta:editing-cycles>
    <meta:editing-duration>P1DT8H45M47S</meta:editing-duration>
    <meta:generator>LibreOffice/7.4.6.2$MacOSX_X86_64 LibreOffice_project/5b1f5509c2decdade7fda905e3e1429a67acd63d</meta:generator>
    <dc:date>2023-03-31T17:28:32.588385718</dc:date>
    <dc:creator>Bob Jacobsen</dc:creator>
    <meta:document-statistic meta:table-count="3" meta:image-count="4" meta:object-count="0" meta:page-count="15" meta:paragraph-count="275" meta:word-count="5119" meta:character-count="31255" meta:non-whitespace-character-count="26232"/>
    <meta:user-defined meta:name="OLCBdate">March 31, 2023</meta:user-defined>
    <meta:user-defined meta:name="OLCBstatus">Draft</meta:user-defined>
    <meta:user-defined meta:name="OLCByear">2023</meta:user-defined>
  </office:meta>
</office:document-meta>
</file>